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34000000FE978E1B0BF6B3AED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Heading_20_2">
      <style:text-properties officeooo:paragraph-rsid="00274b3d"/>
    </style:style>
    <style:style style:name="P3" style:family="paragraph" style:parent-style-name="Heading_20_2">
      <style:text-properties officeooo:paragraph-rsid="0047e8ff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text-properties officeooo:paragraph-rsid="0047e8ff"/>
    </style:style>
    <style:style style:name="P8" style:family="paragraph" style:parent-style-name="Text_20_body" style:list-style-name="L5">
      <style:text-properties officeooo:paragraph-rsid="0049c2b2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text-properties officeooo:paragraph-rsid="0049c2b2"/>
    </style:style>
    <style:style style:name="P13" style:family="paragraph" style:parent-style-name="Text_20_body" style:list-style-name="L10"/>
    <style:style style:name="P14" style:family="paragraph" style:parent-style-name="Text_20_body" style:list-style-name="L10">
      <style:text-properties officeooo:paragraph-rsid="004ad15f"/>
    </style:style>
    <style:style style:name="P15" style:family="paragraph" style:parent-style-name="Text_20_body" style:list-style-name="L13">
      <style:text-properties officeooo:paragraph-rsid="0047e8ff"/>
    </style:style>
    <style:style style:name="P16" style:family="paragraph" style:parent-style-name="Text_20_body" style:list-style-name="">
      <style:paragraph-properties fo:line-height="150%"/>
      <style:text-properties officeooo:paragraph-rsid="0047e8ff"/>
    </style:style>
    <style:style style:name="P17" style:family="paragraph" style:parent-style-name="Text_20_body" style:list-style-name="L9">
      <style:paragraph-properties fo:break-before="page"/>
      <style:text-properties officeooo:paragraph-rsid="0047e8ff"/>
    </style:style>
    <style:style style:name="T1" style:family="text">
      <style:text-properties fo:color="#5983b0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oft-page-break/>近程（錄取到開學）</text:h>
      <text:list xml:id="list3238205188" text:style-name="L1">
        <text:list-item>
          <text:p text:style-name="P4">學校學業：</text:p>
        </text:list-item>
      </text:list>
      <text:list xml:id="list2953151081" text:style-name="L2">
        <text:list-item>
          <text:list>
            <text:list-item>
              <text:p text:style-name="P5">認真完成高三下學業。 </text:p>
            </text:list-item>
            <text:list-item>
              <text:p text:style-name="P5">在<text:span text:style-name="T1">大學先修課程暨認證資訊平台</text:span>先學習大學課程。</text:p>
            </text:list-item>
          </text:list>
        </text:list-item>
      </text:list>
      <text:list xml:id="list211123385282854" text:continue-list="list3238205188" text:style-name="L1">
        <text:list-item>
          <text:p text:style-name="P4">英文能力：</text:p>
        </text:list-item>
      </text:list>
      <text:list xml:id="list3057735065" text:style-name="L3">
        <text:list-item>
          <text:list>
            <text:list-item>
              <text:p text:style-name="P6">閱讀英文雜誌，觀看英文影片，達到<text:span text:style-name="T1">多益 950 分</text:span>以上，提昇英文能力，使學習、溝通更順暢。</text:p>
            </text:list-item>
          </text:list>
        </text:list-item>
      </text:list>
      <text:list xml:id="list211122553196344" text:continue-list="list211123385282854" text:style-name="L1">
        <text:list-item>
          <text:p text:style-name="P4">程式設計能力：</text:p>
        </text:list-item>
      </text:list>
      <text:list xml:id="list2206725641" text:style-name="L4">
        <text:list-item>
          <text:p text:style-name="P7">厚實程式語言基礎、資料結構與邏輯推理能力。</text:p>
        </text:list-item>
        <text:list-item>
          <text:p text:style-name="P7">落實到生活方面的應用。 </text:p>
        </text:list-item>
        <text:list-item>
          <text:p text:style-name="P7">參與並推廣開源計畫。</text:p>
        </text:list-item>
      </text:list>
      <text:list xml:id="list211123500924671" text:continue-list="list211122553196344" text:style-name="L1">
        <text:list-item>
          <text:p text:style-name="P4">擴展視野：</text:p>
        </text:list-item>
      </text:list>
      <text:list xml:id="list3624814889" text:style-name="L5">
        <text:list-item>
          <text:p text:style-name="P8">參加<text:span text:style-name="T2">各種技術研討會例如 SITCON</text:span>，觀看教學影片、閱讀期刊與雜誌。 </text:p>
        </text:list-item>
      </text:list>
      <text:h text:style-name="Heading_20_2" text:outline-level="2">中程（大學四年）</text:h>
      <text:list xml:id="list4138710122" text:style-name="L6">
        <text:list-item>
          <text:p text:style-name="P9">大一與大二 </text:p>
        </text:list-item>
      </text:list>
      <text:list xml:id="list3594834895" text:style-name="L7">
        <text:list-item>
          <text:p text:style-name="P10">學習必修課程，如<text:span text:style-name="T1">電子電路、網際網路概論</text:span>、進階的程式語言。</text:p>
        </text:list-item>
        <text:list-item>
          <text:p text:style-name="P10">跨領域學習其他相關科系課程，如教育、機械相關課程。 </text:p>
        </text:list-item>
      </text:list>
      <text:list xml:id="list2287355866" text:style-name="L8">
        <text:list-item>
          <text:p text:style-name="P11">持續增進木工、手作方面的能力與知識。</text:p>
        </text:list-item>
        <text:list-item>
          <text:p text:style-name="P11">尋找企業<text:span text:style-name="T1">實習</text:span>機會，了解產業實務。</text:p>
        </text:list-item>
        <text:list-item>
          <text:p text:style-name="P11">以「學習與科技組」為主，培養科技產業所需之能力。</text:p>
        </text:list-item>
        <text:list-item>
          <text:p text:style-name="P12">養成持續運動習慣，強身健體，如跑步、騎腳踏車。 </text:p>
        </text:list-item>
      </text:list>
      <text:p text:style-name="P16"/>
      <text:list xml:id="list709367535" text:style-name="L9">
        <text:list-item>
          <text:p text:style-name="P17">大三與大四</text:p>
        </text:list-item>
      </text:list>
      <text:list xml:id="list2811125402" text:style-name="L10">
        <text:list-item>
          <text:p text:style-name="P13">尋找指導教授，參與研究計畫。</text:p>
        </text:list-item>
        <text:list-item>
          <text:p text:style-name="P13">準備大四畢業專題。</text:p>
        </text:list-item>
        <text:list-item>
          <text:p text:style-name="P14">準備考研究所。</text:p>
        </text:list-item>
        <text:list-item>
          <text:p text:style-name="P14">發表專題成果。</text:p>
        </text:list-item>
      </text:list>
      <text:h text:style-name="P2" text:outline-level="2">遠程（畢業之後）</text:h>
      <text:list xml:id="list1378918086" text:style-name="L13">
        <text:list-item>
          <text:p text:style-name="P15">研究所精進知能，充實專業。</text:p>
        </text:list-item>
        <text:list-item>
          <text:p text:style-name="P15">往程式設計師方面尋找工作機會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" fo:font-family="'jf open 粉圓 1.1'" style:font-style-name="標準" style:font-pitch="variable" fo:background-color="transparent" style:font-name-asian="jf open 粉圓 1.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e6a39" style:font-name="jf open 粉圓 1.12" fo:font-family="'jf open 粉圓 1.1'" style:font-style-name="義式粗斜體" style:font-pitch="variable" fo:font-size="24pt" fo:font-style="normal" fo:font-weight="normal" style:font-name-asian="jf open 粉圓 1.1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1" fo:font-family="'jf open 粉圓 1.1'" style:font-style-name="粗體" style:font-pitch="variable" fo:font-size="21pt" fo:font-weight="normal" style:font-name-asian="jf open 粉圓 1.11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2" fo:font-family="'jf open 粉圓 1.1'" style:font-style-name="義式粗斜體" style:font-pitch="variable" fo:font-size="20pt" fo:font-style="normal" fo:font-weight="normal" style:font-name-asian="jf open 粉圓 1.1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2" fo:font-family="'jf open 粉圓 1.1'" style:font-style-name="義式粗斜體" style:font-pitch="variable" fo:font-size="16pt" fo:font-style="normal" fo:font-weight="bold" style:font-name-asian="jf open 粉圓 1.1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/><draw:frame draw:style-name="Mfr1" draw:name="影像4" text:anchor-type="char" svg:x="-2.055cm" svg:y="-2.02cm" svg:width="21.001cm" svg:height="2.565cm" draw:z-index="1"><draw:image xlink:href="Pictures/1000020100000834000000FE978E1B0BF6B3AED6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3T21:11:21.584085886</dc:date>
    <meta:editing-duration>PT2H18M40S</meta:editing-duration>
    <meta:editing-cycles>22</meta:editing-cycles>
    <meta:generator>LibreOffice/6.4.6.2$Linux_X86_64 LibreOffice_project/40$Build-2</meta:generator>
    <meta:document-statistic meta:table-count="0" meta:image-count="1" meta:object-count="0" meta:page-count="4" meta:paragraph-count="29" meta:word-count="423" meta:character-count="448" meta:non-whitespace-character-count="438"/>
  </office:meta>
</office:document-meta>
</file>